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4.068cm" fo:min-width="9.66cm"/>
    </style:style>
    <style:style style:name="gr2" style:family="graphic" style:parent-style-name="standard">
      <style:graphic-properties svg:stroke-color="#d2691e" draw:fill="solid" draw:fill-color="#ff7f50" draw:textarea-horizontal-align="justify" draw:textarea-vertical-align="middle" draw:auto-grow-height="false" fo:min-height="4.068cm" fo:min-width="9.66cm"/>
    </style:style>
    <style:style style:name="gr3" style:family="graphic" style:parent-style-name="standard">
      <style:graphic-properties svg:stroke-color="#d2691e" draw:fill="solid" draw:fill-color="#ff7f50" draw:textarea-horizontal-align="justify" draw:textarea-vertical-align="middle" draw:auto-grow-height="false" fo:min-height="1.528cm" fo:min-width="3.564cm"/>
    </style:style>
    <style:style style:name="gr4" style:family="graphic" style:parent-style-name="standard">
      <style:graphic-properties draw:textarea-vertical-align="middle" draw:auto-grow-height="false" fo:min-height="0.372cm" fo:min-width="0.501cm"/>
    </style:style>
    <style:style style:name="gr5" style:family="graphic" style:parent-style-name="standard">
      <style:graphic-properties svg:stroke-color="#a40000" draw:fill-color="#cc0000" draw:textarea-horizontal-align="justify" draw:textarea-vertical-align="middle" draw:auto-grow-height="false" fo:min-height="1.973cm" fo:min-width="2.041cm"/>
    </style:style>
    <style:style style:name="gr6" style:family="graphic" style:parent-style-name="standard">
      <style:graphic-properties draw:textarea-vertical-align="middle" draw:auto-grow-height="false" fo:min-height="0.164cm" fo:min-width="1.335cm"/>
    </style:style>
    <style:style style:name="gr7" style:family="graphic" style:parent-style-name="standard">
      <style:graphic-properties svg:stroke-color="#ce5c00" draw:fill-color="#f57900" draw:textarea-horizontal-align="justify" draw:textarea-vertical-align="middle" draw:auto-grow-height="false" fo:min-height="3.117cm" fo:min-width="2.358cm"/>
    </style:style>
    <style:style style:name="gr8" style:family="graphic" style:parent-style-name="standard">
      <style:graphic-properties draw:textarea-vertical-align="middle" draw:auto-grow-height="false" fo:min-height="0.164cm" fo:min-width="2.001cm"/>
    </style:style>
    <style:style style:name="gr9" style:family="graphic" style:parent-style-name="standard">
      <style:graphic-properties draw:textarea-vertical-align="middle" draw:auto-grow-height="false" fo:min-height="0.095cm" fo:min-width="2.229cm"/>
    </style:style>
    <style:style style:name="gr10" style:family="graphic" style:parent-style-name="standard">
      <style:graphic-properties svg:stroke-color="#204a87" draw:fill-color="#3465a4" draw:opacity="67%" draw:textarea-horizontal-align="justify" draw:textarea-vertical-align="middle" draw:auto-grow-height="false" fo:min-height="3.496cm" fo:min-width="1.22cm"/>
    </style:style>
    <style:style style:name="gr11" style:family="graphic" style:parent-style-name="standard">
      <style:graphic-properties svg:stroke-color="#4e9a06" draw:fill-color="#73d216" draw:opacity="67%" draw:textarea-horizontal-align="justify" draw:textarea-vertical-align="middle" draw:auto-grow-height="false" fo:min-height="3.125cm" fo:min-width="0.8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568cm"/>
    </style:style>
    <style:style style:name="gr13" style:family="graphic" style:parent-style-name="standard">
      <style:graphic-properties svg:stroke-color="#a40000" draw:fill-color="#cc0000" draw:textarea-horizontal-align="justify" draw:textarea-vertical-align="middle" draw:auto-grow-height="false" fo:min-height="1.085cm" fo:min-width="3.628cm"/>
    </style:style>
    <style:style style:name="gr14" style:family="graphic" style:parent-style-name="standard">
      <style:graphic-properties svg:stroke-color="#204a87" draw:fill="none" draw:textarea-vertical-align="middle" draw:auto-grow-height="false" fo:min-height="11.643cm" fo:min-width="0cm"/>
    </style:style>
    <style:style style:name="gr15" style:family="graphic" style:parent-style-name="standard">
      <style:graphic-properties svg:stroke-color="#204a87" draw:fill="none" draw:textarea-vertical-align="middle" draw:auto-grow-height="false" fo:min-height="12.195cm" fo:min-width="0.008cm"/>
    </style:style>
    <style:style style:name="gr16" style:family="graphic" style:parent-style-name="standard">
      <style:graphic-properties svg:stroke-color="#ce5c00" draw:fill-color="#f57900" draw:textarea-horizontal-align="justify" draw:textarea-vertical-align="middle" draw:auto-grow-height="false" fo:min-height="1.085cm" fo:min-width="3.628cm"/>
    </style:style>
    <style:style style:name="gr17" style:family="graphic" style:parent-style-name="standard">
      <style:graphic-properties draw:textarea-vertical-align="middle" draw:auto-grow-height="false" fo:min-height="0.122cm" fo:min-width="0.573cm"/>
    </style:style>
    <style:style style:name="gr1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7f50"/>
      <style:paragraph-properties fo:text-align="center"/>
    </style:style>
    <style:style style:name="P3" style:family="paragraph">
      <loext:graphic-properties draw:fill-color="#cc0000"/>
      <style:paragraph-properties fo:text-align="center"/>
    </style:style>
    <style:style style:name="P4" style:family="paragraph">
      <loext:graphic-properties draw:fill-color="#f57900"/>
      <style:paragraph-properties fo:text-align="center"/>
    </style:style>
    <style:style style:name="P5" style:family="paragraph">
      <loext:graphic-properties draw:fill-color="#3465a4" draw:opacity="67%"/>
      <style:paragraph-properties fo:text-align="center"/>
    </style:style>
    <style:style style:name="P6" style:family="paragraph">
      <loext:graphic-properties draw:fill-color="#73d216" draw:opacity="67%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cc0000"/>
      <style:paragraph-properties fo:text-align="center"/>
      <style:text-properties fo: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57900"/>
      <style:paragraph-properties fo:text-align="center"/>
      <style:text-properties fo:color="#ffffff"/>
    </style:style>
    <style:style style:name="P11" style:family="paragraph">
      <loext:graphic-properties draw:fill-color="#ffffff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8pt" style:font-size-complex="18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color="#ffffff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0.16cm" svg:height="4.318cm" svg:x="1.432cm" svg:y="1.47cm">
          <text:p text:style-name="P1"><text:span text:style-name="T1">&lt;&lt;public&gt;&gt;</text:span><text:line-break/>micro-openhab-camunda<text:line-break/><text:span text:style-name="T1">- embedded</text:span><text:span text:style-name="T1"><text:line-break/></text:span><text:span text:style-name="T1">- simple api for client swarm project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16cm" svg:height="4.318cm" svg:x="1.432cm" svg:y="7.82cm">
          <text:p text:style-name="P1"><text:span text:style-name="T1">&lt;&lt;private&gt;&gt;</text:span><text:line-break/>pihab-automation-swarm<text:line-break/><text:span text:style-name="T1">- concrete processes, rules, impl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064cm" svg:height="1.778cm" svg:x="8.036cm" svg:y="11.122cm">
          <text:p text:style-name="P1"><text:span text:style-name="T2">Jar executable</text:span><text:span text:style-name="T2"><text:line-break/></text:span><text:span text:style-name="T2">for Raspberry Pi 3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24cm" svg:height="1.524cm" draw:transform="rotate (1.5707963267949) translate (5.75cm 7.566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2.54cm" svg:height="3.556cm" svg:x="16.002cm" svg:y="3.224cm">
          <text:p text:style-name="P1"><text:span text:style-name="T3">camunda</text:span><text:line-break/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" draw:layer="layout" svg:width="2.794cm" svg:height="1.016cm" svg:x="12.6cm" svg:y="4.44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" draw:text-style-name="P4" draw:layer="layout" svg:width="3.81cm" svg:height="4.318cm" svg:x="20.574cm" svg:y="1.016cm">
          <text:p text:style-name="P1"><text:span text:style-name="T4">Openhab</text:span><text:span text:style-name="T4"><text:line-break/></text:span><text:span text:style-name="T4">2</text:span><text:line-break/><text:span text:style-name="T5">items, things</text:span><text:span text:style-name="T5"><text:line-break/></text:span><text:span text:style-name="T5">per MQT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1" draw:layer="layout" svg:width="3.809cm" svg:height="1.016cm" svg:x="12.599cm" svg:y="1.853cm">
          <text:p/>
          <draw:enhanced-geometry draw:text-areas="4000 ?f1 ?f5 ?f2" draw:glue-points="0 10800 21600 10800 ?f0 0 ?f0 21600" draw:mirror-horizontal="true" draw:type="mso-spt100" draw:modifiers="15324.094488189 7136.28318584071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3.809cm" svg:height="1.016cm" svg:x="16.601cm" svg:y="1.858cm">
          <text:p/>
          <draw:enhanced-geometry draw:text-areas="4000 ?f1 ?f5 ?f2" draw:glue-points="0 10800 21600 10800 ?f0 0 ?f0 21600" draw:type="mso-spt100" draw:modifiers="15324.094488189 7136.28318584071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0" draw:text-style-name="P5" draw:layer="layout" svg:width="2.293cm" svg:height="4.318cm" svg:x="23.392cm" svg:y="1.017cm">
          <text:p text:style-name="P1"><text:span text:style-name="T4"/></text:p>
          <draw:enhanced-geometry svg:viewBox="0 0 21600 21600" draw:glue-points="?f7 0 ?f6 ?f1 0 ?f10 ?f6 21600 ?f4 ?f10 21600 ?f9" draw:path-stretchpoint-x="10800" draw:path-stretchpoint-y="10800" draw:text-areas="0 ?f1 ?f4 ?f12" draw:type="cube" draw:modifiers="8888.5789014821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6" draw:layer="layout" svg:width="2.293cm" svg:height="4.318cm" svg:x="24.692cm" svg:y="1.01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8888.5789014821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2" draw:text-style-name="P7" draw:layer="layout" svg:width="3.302cm" svg:height="0.818cm" draw:transform="rotate (1.5707963267949) translate (23.63cm 5.304cm)">
          <draw:text-box>
            <text:p><text:span text:style-name="T6">homematic</text:span></text:p>
          </draw:text-box>
        </draw:frame>
        <draw:frame draw:style-name="gr12" draw:text-style-name="P7" draw:layer="layout" svg:width="3.302cm" svg:height="0.818cm" draw:transform="rotate (1.5707963267949) translate (24.93cm 5.304cm)">
          <draw:text-box>
            <text:p><text:span text:style-name="T6">Philips hue</text:span></text:p>
          </draw:text-box>
        </draw:frame>
        <draw:custom-shape draw:style-name="gr6" draw:text-style-name="P1" draw:layer="layout" svg:width="2.794cm" svg:height="1.016cm" draw:transform="rotate (2.12179677164951) translate (19.611cm 10.619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3" draw:text-style-name="P8" draw:layer="layout" svg:width="4.572cm" svg:height="1.778cm" svg:x="20.632cm" svg:y="11.114cm">
          <text:p text:style-name="P1"><text:span text:style-name="T7">camunda</text:span><text:span text:style-name="T7"><text:line-break/></text:span><text:span text:style-name="T7">webapp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4" draw:text-style-name="P9" draw:layer="layout" svg:width="0.508cm" svg:height="12.445cm" svg:x="0.608cm" svg:y="1.016cm">
          <text:p/>
          <draw:enhanced-geometry svg:viewBox="0 0 21600 21600" draw:glue-points="21600 0 0 10800 21600 21600" draw:text-areas="6350 ?f3 21600 ?f4" draw:type="left-bracket" draw:modifiers="959.916017846208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5" draw:text-style-name="P9" draw:layer="layout" svg:width="0.508cm" svg:height="12.445cm" svg:x="11.809cm" svg:y="1.017cm">
          <text:p/>
          <draw:enhanced-geometry svg:viewBox="0 0 21600 21600" draw:glue-points="21600 0 0 10800 21600 21600" draw:text-areas="6350 ?f3 21600 ?f4" draw:mirror-horizontal="true" draw:type="left-bracket" draw:modifiers="959.916017846208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6" draw:text-style-name="P10" draw:layer="layout" svg:width="4.572cm" svg:height="1.778cm" svg:x="20.633cm" svg:y="7.415cm">
          <text:p text:style-name="P1"><text:span text:style-name="T7">openhab</text:span><text:span text:style-name="T7"><text:line-break/></text:span><text:span text:style-name="T7">webapp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7" draw:text-style-name="P1" draw:layer="layout" svg:width="1.678cm" svg:height="1.094cm" draw:transform="rotate (1.5707963267949) translate (21.412cm 7.166cm)">
          <text:p/>
          <draw:enhanced-geometry draw:text-areas="4000 ?f1 ?f5 ?f2" draw:glue-points="0 10800 21600 10800 ?f0 0 ?f0 21600" draw:type="mso-spt100" draw:modifiers="10381.8939845146 7140.07134363853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presentation:notes draw:style-name="dp2">
          <draw:page-thumbnail draw:style-name="gr18" draw:layer="layout" svg:width="13.968cm" svg:height="10.476cm" svg:x="3.81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3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7T21:57:29.491440323</meta:creation-date>
    <dc:date>2017-05-17T22:28:38.858304821</dc:date>
    <meta:editing-duration>PT9M17S</meta:editing-duration>
    <meta:editing-cycles>3</meta:editing-cycles>
    <meta:generator>LibreOffice/5.3.2.2$Linux_X86_64 LibreOffice_project/30m0$Build-2</meta:generator>
    <meta:document-statistic meta:object-count="42"/>
  </office:meta>
</office:document-meta>
</file>